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4-06T10:36:11.517963461</dc:date>
    <meta:editing-duration>PT8M5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97" meta:character-count="186" meta:non-whitespace-character-count="179"/>
  </office:meta>
</office:document-meta>
</file>